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2" text:outline-level="2"><text:bookmark-start text:name="ricerca-operativa"/>RICERCA OPERATIVA<text:bookmark-end text:name="ricerca-operativa"/></text:h>
      <text:p text:style-name="First_20_paragraph">Agli studenti della classe E5ASIA Alle loro famiglie Ai loro insegnanti Al formatore Marinelli Al tutor Massi Alla segreteria didattica All'Ufficio personale Ai collaboratori scolastici Al DSGA M. Zagaglia</text:p>
      <text:p text:style-name="Text_20_body"><text:span text:style-name="T1">Oggetto: PTOF 2024-25 Avvio corso DM65/23 Linea A edizione "RICERCA OPERATIVA"</text:span></text:p>
      <text:p text:style-name="Text_20_body">Si comunica che, a partire dal giorno lun 03/02/2025, prenderanno avvio le attività del corso “<text:span text:style-name="T1">RICERCA OPERATIVA</text:span>”. Il percorso rientra nell’ambito del progetto scolastico “Citizen scientists of the future” M4C1I3.1-2023-1143-P-31174, C.U.P. H34D23002330006 finanziato dal Piano nazionale di ripresa e resilienza, Missione 4 – Istruzione e ricerca – Componente 1 – Potenziamento dell’offerta dei servizi di istruzione: dagli asili nido alle università – Investimento 3.1 “Nuove competenze e nuovi linguaggi”, finanziato dall’Unione europea – Next Generation EU – “Azioni di potenziamento delle competenze STEM e multilinguistiche”.</text:p>
      <text:p text:style-name="Text_20_body">Le lezioni saranno svolte, salvo imprevisti, nelle date seguenti:</text:p>
      <text:list text:style-name="L1">
        <text:list-item>
          <text:p text:style-name="P1">lun 03/02/2025 1a ora</text:p>
        </text:list-item>
        <text:list-item>
          <text:p text:style-name="P1">lun 03/02/2025 2a ora</text:p>
        </text:list-item>
        <text:list-item>
          <text:p text:style-name="P1">lun 17/02/2025 1a ora</text:p>
        </text:list-item>
        <text:list-item>
          <text:p text:style-name="P1">lun 17/02/2025 2a ora</text:p>
        </text:list-item>
        <text:list-item>
          <text:p text:style-name="P1">lun 24/02/2025 1a ora</text:p>
        </text:list-item>
        <text:list-item>
          <text:p text:style-name="P1">lun 24/02/2025 2a ora</text:p>
        </text:list-item>
        <text:list-item>
          <text:p text:style-name="P1">lun 03/03/2025 1a ora</text:p>
        </text:list-item>
        <text:list-item>
          <text:p text:style-name="P1">lun 03/03/2025 2a ora</text:p>
        </text:list-item>
        <text:list-item>
          <text:p text:style-name="P1">lun 10/03/2025 1a ora</text:p>
        </text:list-item>
        <text:list-item>
          <text:p text:style-name="P1">lun 10/03/2025 2a ora</text:p>
        </text:list-item>
      </text:list>
      <text:p text:style-name="First_20_paragraph">Il laboratorio introduce, per mezzo di attività laboratoriali, le problematiche affrontate della Ricerca Operativa, una disciplina che si avvale di metodi scientifici, matematici e informatici per risolvere problemi complessi che si presentano in svariati contesti, dalla logistica all'economia, passando per l'ingegneria e la medicina.</text:p>
      <text:p text:style-name="Text_20_body">Gli obiettivi generali del corso includono:</text:p>
      <text:list text:style-name="L2">
        <text:list-item>
          <text:p text:style-name="P2">Comprendre meno superficialmente gli oggetti di studio e i metodi della disciplina informatica per poter orientare com maggior consapevolezza le proprie scelte future.</text:p>
        </text:list-item>
        <text:list-item>
          <text:p text:style-name="P2">Stimolare l’interesse verso le materie tecnico scientifiche e, in particolare, verso l’informatica.</text:p>
        </text:list-item>
        <text:list-item>
          <text:p text:style-name="P2">Cogliere la stretta relazione tra pensiero scientifico e sviluppo tecnologico.</text:p>
        </text:list-item>
        <text:list-item>
          <text:p text:style-name="P2">Comprendere le strutture fondamentali dei ragionamenti logico-deduttivi e padroneggiare il linguaggio logico-formale per risolvere problemi di varia natura.</text:p>
        </text:list-item>
        <text:list-item>
          <text:p text:style-name="P2">Utilizzare strumenti informatici per modellizzare e risolvere problemi.</text:p>
        </text:list-item>
      </text:list>
      <text:p text:style-name="First_20_paragraph">Docente referente del progetto: Prof. Gionata Massi.</text:p>
      <text:p text:style-name="Text_20_body">Cordiali saluti.</text:p>
      <text:p text:style-name="Text_20_body">Ancona, xx.01.2025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5-01-20T20:33:18Z</meta:creation-date>
    <dc:date>2025-01-20T20:33:18Z</dc:date>
  </office:meta>
</office:document-meta>
</file>